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8cm" draw:visible-area-height="2.282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5,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3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ebugging GUI</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LumWeb with Compiler opt -Wall</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Debugging GUI</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Meeting with Mr. Jach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New Graphic-engine without Memory problems</text:h>
          </table:table-cell>
          <table:covered-table-cell/>
          <table:table-cell table:style-name="Table2.D2" office:value-type="float" office:value="12">
            <text:h text:style-name="P21" text:outline-level="1">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New Functions for the Graphic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ValueEditor on the Touchscreen </text:h>
          </table:table-cell>
          <table:covered-table-cell/>
          <table:table-cell table:style-name="Table2.D2" office:value-type="float" office:value="5">
            <text:h text:style-name="P23" text:outline-level="1">5</text:h>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6</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Presentation and Bugfixing</text:h>
          </table:table-cell>
          <table:covered-table-cell/>
          <table:table-cell table:style-name="Table2.D26" office:value-type="float" office:value="6">
            <text:h text:style-name="P21" text:outline-level="1">6</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8cm" draw:visible-area-height="2.282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7.odt</text:file-name></text:span><text:span text:style-name="MT3"><text:tab/><text:tab/></text:span><text:span text:style-name="MT3"><text:date style:data-style-name="N30" text:date-value="2010-04-25T12:48:23.99">25.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25T12:48:23</dc:date>
    <meta:print-date>2000-12-19T15:31:00</meta:print-date>
    <meta:editing-cycles>78</meta:editing-cycles>
    <meta:generator>OpenOffice.org/3.2$Unix OpenOffice.org_project/320m12$Build-9483</meta:generator>
    <meta:editing-duration>PT14H36M24S</meta:editing-duration>
    <meta:document-statistic meta:table-count="5" meta:image-count="0" meta:object-count="1" meta:page-count="1" meta:paragraph-count="88" meta:word-count="237" meta:character-count="1678"/>
    <meta:user-defined meta:name="Info 1"/>
    <meta:user-defined meta:name="Info 2"/>
    <meta:user-defined meta:name="Info 3"/>
    <meta:user-defined meta:name="Info 4"/>
  </office:meta>
</office:document-meta>
</file>